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c776" officeooo:paragraph-rsid="0018c776"/>
    </style:style>
    <style:style style:name="P2" style:family="paragraph" style:parent-style-name="Standard">
      <style:text-properties officeooo:rsid="0019d28c" officeooo:paragraph-rsid="0019d28c"/>
    </style:style>
    <style:style style:name="P3" style:family="paragraph" style:parent-style-name="Standard">
      <style:text-properties officeooo:rsid="0019f1fd" officeooo:paragraph-rsid="0019f1fd"/>
    </style:style>
    <style:style style:name="P4" style:family="paragraph" style:parent-style-name="Standard">
      <style:text-properties officeooo:rsid="0019f1fd" officeooo:paragraph-rsid="0019f1fd"/>
    </style:style>
    <style:style style:name="P5" style:family="paragraph" style:parent-style-name="Standard">
      <style:text-properties officeooo:rsid="001daedc" officeooo:paragraph-rsid="001daedc"/>
    </style:style>
    <style:style style:name="P6" style:family="paragraph" style:parent-style-name="Standard">
      <style:text-properties officeooo:rsid="001dc86d" officeooo:paragraph-rsid="001dc86d"/>
    </style:style>
    <style:style style:name="T1" style:family="text">
      <style:text-properties officeooo:rsid="0019d28c"/>
    </style:style>
    <style:style style:name="T2" style:family="text">
      <style:text-properties officeooo:rsid="001d7c95"/>
    </style:style>
    <style:style style:name="T3" style:family="text">
      <style:text-properties officeooo:rsid="001dc8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- Que es SQL</text:p>
      <text:p text:style-name="P1"/>
      <text:p text:style-name="P1">2.- SQLITEOpenHelper</text:p>
      <text:p text:style-name="P3">Crear la clase</text:p>
      <text:p text:style-name="P1">- Un constructor con 4 parametros</text:p>
      <text:p text:style-name="P1">- Contexto <text:span text:style-name="T1">(mainactivity.this)</text:span><text:line-break/> - Nombre de la base de datos</text:p>
      <text:p text:style-name="P1">- Un cursor (nulo)</text:p>
      <text:p text:style-name="P1">- Version ( Version 1 )</text:p>
      <text:p text:style-name="P1"/>
      <text:p text:style-name="P1">Llamar a la clase con el super(context,name,factory,version);</text:p>
      <text:p text:style-name="P2">Context – Lo que le pasamos desde le main</text:p>
      <text:p text:style-name="P2"/>
      <text:p text:style-name="P2">Faltan dos metodos</text:p>
      <text:p text:style-name="P2"><text:s text:c="2"/>onCreate() - Solo se ejecutara 1 vez</text:p>
      <text:p text:style-name="P2"><text:tab/>Desinstalar la aplicación porque solo pasa una vez por oncreate</text:p>
      <text:p text:style-name="P2"/>
      <text:p text:style-name="P2"><text:tab/>onUpgrade() para actualizar cambios – No usar</text:p>
      <text:p text:style-name="P2"/>
      <text:p text:style-name="P2"/>
      <text:p text:style-name="P2">Crear base de datos</text:p>
      <text:p text:style-name="P2"/>
      <text:p text:style-name="P2">MiBD mibasedatos = new MiBD(this,”MiBD”, null , 1);</text:p>
      <text:p text:style-name="P2"/>
      <text:p text:style-name="P2">Metodo para saber si a salido bien</text:p>
      <text:p text:style-name="P2"><text:tab/>if(db != null)</text:p>
      <text:p text:style-name="P2"><text:tab/><text:tab/><text:bookmark-start text:name="__DdeLink__77_2754549530"/>db.execSQL(SQLStr);<text:bookmark-end text:name="__DdeLink__77_2754549530"/></text:p>
      <text:p text:style-name="P2"/>
      <text:p text:style-name="P2">db.close();</text:p>
      <text:p text:style-name="P2"/>
      <text:p text:style-name="P3">Pasos. </text:p>
      <text:p text:style-name="P3">Creamos una nueva clase en le main.</text:p>
      <text:p text:style-name="P3"/>
      <text:p text:style-name="P3">Extends del SqLiteOpenHelper</text:p>
      <text:p text:style-name="P3"/>
      <text:p text:style-name="P3">Dentro del OnCreate añadimos la sentencia</text:p>
      <text:p text:style-name="P3"/>
      <text:p text:style-name="P3">sqLiteDatabase.execSQL(“”);</text:p>
      <text:p text:style-name="P3"/>
      <text:p text:style-name="P3">- <text:span text:style-name="T2">Delete</text:span></text:p>
      <text:p text:style-name="P3"/>
      <text:p text:style-name="P3"/>
      <text:p text:style-name="P5">Practica<text:span text:style-name="T3">1</text:span>:</text:p>
      <text:p text:style-name="P5"/>
      <text:p text:style-name="P5">Añadir boton consultar.</text:p>
      <text:p text:style-name="P6">Que nos muestre con textview o toast todos los elementos de la base de datos.</text:p>
      <text:p text:style-name="P6">Consejo: Añadir 3 boton: Insertar. (autocrementabl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1:34:40.595288636</meta:creation-date>
    <dc:date>2020-11-06T12:16:33.130566073</dc:date>
    <meta:editing-duration>PT21M3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145" meta:character-count="909" meta:non-whitespace-character-count="782"/>
  </office:meta>
</office:document-meta>
</file>